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stroke="dash" draw:stroke-dash="Ultrafine_20_Dashed" draw:fill="none" draw:textarea-horizontal-align="justify" draw:textarea-vertical-align="middle" draw:auto-grow-height="false"/>
    </style:style>
    <style:style style:name="gr7" style:family="graphic" style:parent-style-name="standard">
      <style:graphic-properties draw:stroke="none" draw:stroke-dash="Ultrafine_20_Dashed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xml:id="id2" draw:id="id2">
          <draw:custom-shape draw:style-name="gr1" draw:text-style-name="P1" draw:layer="layout" svg:width="2.032cm" svg:height="1.016cm" svg:x="2.778cm" svg:y="13.7cm">
            <text:p/>
            <draw:enhanced-geometry svg:viewBox="0 0 21600 21600" draw:type="rectangle" draw:enhanced-path="M 0 0 L 21600 0 21600 21600 0 21600 0 0 Z N"/>
          </draw:custom-shape>
          <draw:frame draw:style-name="gr2" draw:layer="layout" svg:width="2.225cm" svg:height="0.962cm" svg:x="2.778cm" svg:y="13.7cm">
            <draw:text-box>
              <text:p>input1</text:p>
            </draw:text-box>
          </draw:frame>
        </draw:g>
        <draw:g xml:id="id3" draw:id="id3">
          <draw:custom-shape draw:style-name="gr1" draw:text-style-name="P1" draw:layer="layout" svg:width="2.032cm" svg:height="1.016cm" svg:x="5.826cm" svg:y="13.319cm">
            <text:p/>
            <draw:enhanced-geometry svg:viewBox="0 0 21600 21600" draw:type="rectangle" draw:enhanced-path="M 0 0 L 21600 0 21600 21600 0 21600 0 0 Z N"/>
          </draw:custom-shape>
          <draw:frame draw:style-name="gr2" draw:layer="layout" svg:width="2.225cm" svg:height="0.962cm" svg:x="5.826cm" svg:y="13.319cm">
            <draw:text-box>
              <text:p>input2</text:p>
            </draw:text-box>
          </draw:frame>
        </draw:g>
        <draw:g xml:id="id8" draw:id="id8">
          <draw:custom-shape draw:style-name="gr1" draw:text-style-name="P1" draw:layer="layout" svg:width="2.032cm" svg:height="1.016cm" svg:x="16.875cm" svg:y="13.192cm">
            <text:p/>
            <draw:enhanced-geometry svg:viewBox="0 0 21600 21600" draw:type="rectangle" draw:enhanced-path="M 0 0 L 21600 0 21600 21600 0 21600 0 0 Z N"/>
          </draw:custom-shape>
          <draw:frame draw:style-name="gr2" draw:layer="layout" svg:width="2.225cm" svg:height="0.962cm" svg:x="16.875cm" svg:y="13.192cm">
            <draw:text-box>
              <text:p>input6</text:p>
            </draw:text-box>
          </draw:frame>
        </draw:g>
        <draw:g xml:id="id4" draw:id="id4">
          <draw:custom-shape draw:style-name="gr1" draw:text-style-name="P1" draw:layer="layout" svg:width="2.032cm" svg:height="1.016cm" svg:x="8.747cm" svg:y="13.065cm">
            <text:p/>
            <draw:enhanced-geometry svg:viewBox="0 0 21600 21600" draw:type="rectangle" draw:enhanced-path="M 0 0 L 21600 0 21600 21600 0 21600 0 0 Z N"/>
          </draw:custom-shape>
          <draw:frame draw:style-name="gr2" draw:layer="layout" svg:width="2.225cm" svg:height="0.962cm" svg:x="8.747cm" svg:y="13.065cm">
            <draw:text-box>
              <text:p>input3</text:p>
            </draw:text-box>
          </draw:frame>
        </draw:g>
        <draw:custom-shape draw:style-name="gr3" draw:text-style-name="P1" xml:id="id1" draw:id="id1" draw:layer="layout" svg:width="2.286cm" svg:height="1.397cm" svg:x="5.191cm" svg:y="5.953cm">
          <text:p text:style-name="P1">form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curve" svg:x1="6.334cm" svg:y1="7.35cm" svg:x2="3.89cm" svg:y2="13.7cm" draw:start-shape="id1" draw:end-shape="id2" draw:end-glue-point="0" svg:d="m6334 7350c0 4762-2444 1588-2444 6350">
          <text:p/>
        </draw:connector>
        <draw:connector draw:style-name="gr4" draw:text-style-name="P1" draw:layer="layout" draw:type="curve" svg:x1="6.334cm" svg:y1="7.35cm" svg:x2="6.938cm" svg:y2="13.319cm" draw:start-shape="id1" draw:start-glue-point="2" draw:end-shape="id3" draw:end-glue-point="0" svg:d="m6334 7350c0 4476 604 1492 604 5969">
          <text:p/>
        </draw:connector>
        <draw:connector draw:style-name="gr4" draw:text-style-name="P1" draw:layer="layout" draw:type="curve" svg:x1="6.334cm" svg:y1="7.35cm" svg:x2="9.859cm" svg:y2="13.065cm" draw:start-shape="id1" draw:start-glue-point="2" draw:end-shape="id4" svg:d="m6334 7350c0 4285 3525 1428 3525 5715">
          <text:p/>
        </draw:connector>
        <draw:g xml:id="id7" draw:id="id7">
          <draw:custom-shape draw:style-name="gr1" draw:text-style-name="P1" draw:layer="layout" svg:width="2.032cm" svg:height="1.016cm" svg:x="13.827cm" svg:y="12.176cm">
            <text:p/>
            <draw:enhanced-geometry svg:viewBox="0 0 21600 21600" draw:type="rectangle" draw:enhanced-path="M 0 0 L 21600 0 21600 21600 0 21600 0 0 Z N"/>
          </draw:custom-shape>
          <draw:frame draw:style-name="gr2" draw:layer="layout" svg:width="2.225cm" svg:height="0.962cm" svg:x="13.827cm" svg:y="12.176cm">
            <draw:text-box>
              <text:p>input5</text:p>
            </draw:text-box>
          </draw:frame>
        </draw:g>
        <draw:g xml:id="id6" draw:id="id6">
          <draw:custom-shape draw:style-name="gr1" draw:text-style-name="P1" draw:layer="layout" svg:width="2.032cm" svg:height="1.016cm" svg:x="11.16cm" svg:y="10.779cm">
            <text:p/>
            <draw:enhanced-geometry svg:viewBox="0 0 21600 21600" draw:type="rectangle" draw:enhanced-path="M 0 0 L 21600 0 21600 21600 0 21600 0 0 Z N"/>
          </draw:custom-shape>
          <draw:frame draw:style-name="gr2" draw:layer="layout" svg:width="2.225cm" svg:height="0.962cm" svg:x="11.16cm" svg:y="10.779cm">
            <draw:text-box>
              <text:p>input4</text:p>
            </draw:text-box>
          </draw:frame>
        </draw:g>
        <draw:custom-shape draw:style-name="gr5" draw:text-style-name="P1" xml:id="id5" draw:id="id5" draw:layer="layout" svg:width="3.302cm" svg:height="1.651cm" svg:x="8.366cm" svg:y="1.762cm">
          <text:p text:style-name="P1">some tag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curve" svg:x1="10.017cm" svg:y1="3.413cm" svg:x2="6.334cm" svg:y2="5.953cm" draw:start-shape="id5" draw:end-shape="id1" draw:end-glue-point="0" svg:d="m10017 3413c0 1903-3683 634-3683 2540">
          <text:p/>
        </draw:connector>
        <draw:connector draw:style-name="gr4" draw:text-style-name="P1" draw:layer="layout" draw:type="curve" svg:x1="10.017cm" svg:y1="3.413cm" svg:x2="12.272cm" svg:y2="10.779cm" draw:start-shape="id5" draw:start-glue-point="2" draw:end-shape="id6" draw:end-glue-point="0" svg:d="m10017 3413c0 5524 2255 1842 2255 7366">
          <text:p/>
        </draw:connector>
        <draw:connector draw:style-name="gr4" draw:text-style-name="P1" draw:layer="layout" draw:type="curve" svg:x1="10.017cm" svg:y1="3.413cm" svg:x2="14.939cm" svg:y2="12.176cm" draw:start-shape="id5" draw:end-shape="id7" draw:end-glue-point="0" svg:d="m10017 3413c0 6571 4922 2190 4922 8763">
          <text:p/>
        </draw:connector>
        <draw:connector draw:style-name="gr4" draw:text-style-name="P1" draw:layer="layout" draw:type="curve" svg:x1="10.017cm" svg:y1="3.413cm" svg:x2="17.987cm" svg:y2="13.192cm" draw:start-shape="id5" draw:start-glue-point="2" draw:end-shape="id8" draw:end-glue-point="0" svg:d="m10017 3413c0 7333 7970 2444 7970 9779">
          <text:p/>
        </draw:connector>
        <draw:custom-shape draw:style-name="gr6" draw:text-style-name="P1" draw:layer="layout" svg:width="8.128cm" svg:height="9.906cm" svg:x="2.778cm" svg:y="4.8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8.382cm" svg:height="10.922cm" svg:x="11.16cm" svg:y="4.175cm">
          <text:p/>
          <draw:enhanced-geometry svg:viewBox="0 0 21600 21600" draw:type="rectangle" draw:enhanced-path="M 0 0 L 21600 0 21600 21600 0 21600 0 0 Z N"/>
        </draw:custom-shape>
        <draw:frame draw:style-name="gr7" draw:layer="layout" svg:width="2.123cm" svg:height="0.962cm" svg:x="7.35cm" svg:y="8.112cm">
          <draw:text-box>
            <text:p>form1</text:p>
          </draw:text-box>
        </draw:frame>
        <draw:frame draw:style-name="gr7" draw:layer="layout" svg:width="2.123cm" svg:height="0.962cm" svg:x="13.827cm" svg:y="6.461cm">
          <draw:text-box>
            <text:p>form2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karlicos </meta:initial-creator>
    <meta:creation-date>2012-09-02T00:36:42</meta:creation-date>
    <dc:date>2012-09-02T00:46:37</dc:date>
    <dc:creator>karlicos </dc:creator>
    <meta:editing-duration>P0D</meta:editing-duration>
    <meta:editing-cycles>1</meta:editing-cycles>
    <meta:document-statistic meta:object-count="31"/>
    <meta:generator>LibreOffice/3.5$Linux_X86_64 LibreOffice_project/350m1$Build-2</meta:generator>
  </office:meta>
</office:document-meta>
</file>